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10-1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08-0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3-03-15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12-0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8-09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2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14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05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235" calcext:value-type="float">
            <text:p>1.118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135741935484" calcext:value-type="float">
            <text:p>1.1513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059974193548" calcext:value-type="float">
            <text:p>1.1605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8714580645162" calcext:value-type="float">
            <text:p>0.948714580645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40216" calcext:value-type="float">
            <text:p>0.88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697341935484" calcext:value-type="float">
            <text:p>1.1269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17655" calcext:value-type="float">
            <text:p>1.1717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40232" calcext:value-type="float">
            <text:p>1.35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98529032258" calcext:value-type="float">
            <text:p>1.6889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931696551724" calcext:value-type="float">
            <text:p>1.419316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598775" calcext:value-type="float">
            <text:p>1.4259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515834482759" calcext:value-type="float">
            <text:p>1.385158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7208" calcext:value-type="float">
            <text:p>1.5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69264516129" calcext:value-type="float">
            <text:p>1.586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084774193548" calcext:value-type="float">
            <text:p>1.6208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85945" calcext:value-type="float">
            <text:p>1.7085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3968" calcext:value-type="float">
            <text:p>1.0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975076923077" calcext:value-type="float">
            <text:p>1.229750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404025806452" calcext:value-type="float">
            <text:p>1.6740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856877419355" calcext:value-type="float">
            <text:p>1.74856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324" calcext:value-type="float">
            <text:p>1.7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75475" calcext:value-type="float">
            <text:p>1.4667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424309677419" calcext:value-type="float">
            <text:p>1.4042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516851612903" calcext:value-type="float">
            <text:p>1.3851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97264516129" calcext:value-type="float">
            <text:p>1.2559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16864516129" calcext:value-type="float">
            <text:p>1.571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62408" calcext:value-type="float">
            <text:p>1.26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18270967742" calcext:value-type="float">
            <text:p>1.9411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033316129032" calcext:value-type="float">
            <text:p>1.5103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554916129032" calcext:value-type="float">
            <text:p>2.0955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7792" calcext:value-type="float">
            <text:p>1.94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771725" calcext:value-type="float">
            <text:p>1.5477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8472" calcext:value-type="float">
            <text:p>1.08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12232258065" calcext:value-type="float">
            <text:p>1.33512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169187096774" calcext:value-type="float">
            <text:p>1.81169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88232258065" calcext:value-type="float">
            <text:p>1.70088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772475" calcext:value-type="float">
            <text:p>1.6077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86896" calcext:value-type="float">
            <text:p>1.14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701961290323" calcext:value-type="float">
            <text:p>1.17701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315062068966" calcext:value-type="float">
            <text:p>1.113150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43944" calcext:value-type="float">
            <text:p>1.1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76593548387" calcext:value-type="float">
            <text:p>1.4087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667819354839" calcext:value-type="float">
            <text:p>1.2966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13470967742" calcext:value-type="float">
            <text:p>1.17613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6576" calcext:value-type="float">
            <text:p>1.1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303483870968" calcext:value-type="float">
            <text:p>1.0530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9161" calcext:value-type="float">
            <text:p>1.669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4736" calcext:value-type="float">
            <text:p>1.70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969677419355" calcext:value-type="float">
            <text:p>1.6296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04064" calcext:value-type="float">
            <text:p>1.2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5215" calcext:value-type="float">
            <text:p>1.1245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130771428571" calcext:value-type="float">
            <text:p>1.10130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64929032258" calcext:value-type="float">
            <text:p>1.2866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162890322581" calcext:value-type="float">
            <text:p>1.38162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788077419355" calcext:value-type="float">
            <text:p>1.5778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93832258065" calcext:value-type="float">
            <text:p>1.38693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6208" calcext:value-type="float">
            <text:p>1.25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557858064516" calcext:value-type="float">
            <text:p>1.7655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48875" calcext:value-type="float">
            <text:p>1.6244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30656" calcext:value-type="float">
            <text:p>1.3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415690322581" calcext:value-type="float">
            <text:p>1.0341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1744" calcext:value-type="float">
            <text:p>0.9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87925" calcext:value-type="float">
            <text:p>0.9388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916514285714" calcext:value-type="float">
            <text:p>1.04916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751716129032" calcext:value-type="float">
            <text:p>1.07751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80825806452" calcext:value-type="float">
            <text:p>1.3418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691509677419" calcext:value-type="float">
            <text:p>1.44691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94529032258" calcext:value-type="float">
            <text:p>1.3689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27816" calcext:value-type="float">
            <text:p>1.12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9175" calcext:value-type="float">
            <text:p>1.01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42296774194" calcext:value-type="float">
            <text:p>1.0244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16528" calcext:value-type="float">
            <text:p>1.6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81496774194" calcext:value-type="float">
            <text:p>1.4938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88952" calcext:value-type="float">
            <text:p>1.2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374606451613" calcext:value-type="float">
            <text:p>1.1637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5204" calcext:value-type="float">
            <text:p>2.7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4916" calcext:value-type="float">
            <text:p>1.9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454" calcext:value-type="float">
            <text:p>2.0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0452" calcext:value-type="float">
            <text:p>1.3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1676" calcext:value-type="float">
            <text:p>2.7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1924" calcext:value-type="float">
            <text:p>3.2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0076" calcext:value-type="float">
            <text:p>1.3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0928004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140" meta:object-count="0"/>
    <meta:user-defined meta:name="AppVersion">3.0</meta:user-defined>
  </office:meta>
</office:document-meta>
</file>